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637" officeooo:paragraph-rsid="001d0637"/>
    </style:style>
    <style:style style:name="P2" style:family="paragraph" style:parent-style-name="Standard">
      <style:text-properties officeooo:paragraph-rsid="001d0637"/>
    </style:style>
    <style:style style:name="P3" style:family="paragraph" style:parent-style-name="Standard">
      <style:text-properties officeooo:rsid="001e495c" officeooo:paragraph-rsid="001e495c"/>
    </style:style>
    <style:style style:name="P4" style:family="paragraph" style:parent-style-name="Preformatted_20_Text">
      <style:text-properties officeooo:rsid="001e495c" officeooo:paragraph-rsid="001e495c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1d0637"/>
    </style:style>
    <style:style style:name="T2" style:family="text">
      <style:text-properties officeooo:rsid="001e7d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 apache(2.4) + wsgi +django(1.10.3) under ubuntu 16.0.4</text:p>
      <text:p text:style-name="P1"/>
      <text:p text:style-name="P1">basic principles:</text:p>
      <text:p text:style-name="P1"><text:tab/>apache ----→wsgi------→wsgi.py------→django project</text:p>
      <text:p text:style-name="P1"/>
      <text:p text:style-name="P1">Step 1:*************install mod_wsgi for apache*********</text:p>
      <text:p text:style-name="P2"><text:span text:style-name="Source_20_Text"><text:tab/>sudo apt-get install python-pip apache2 libapache2-mod-wsgi</text:span></text:p>
      <text:p text:style-name="P2"><text:span text:style-name="Source_20_Text"/></text:p>
      <text:p text:style-name="P2"><text:span text:style-name="Source_20_Text"><text:span text:style-name="T1">Step2:**********install django ***********</text:span></text:span></text:p>
      <text:p text:style-name="P2"><text:span text:style-name="Source_20_Text"><text:tab/></text:span><text:span text:style-name="Source_20_Text"><text:span text:style-name="T1">pip install django</text:span></text:span></text:p>
      <text:p text:style-name="P2"><text:span text:style-name="Source_20_Text"><text:tab/></text:span><text:span text:style-name="Source_20_Text"><text:span text:style-name="T1">notice:I used anaconda on this machine,its necessary to change the default python to anaconda.(add a new path will do the job)</text:span></text:span></text:p>
      <text:p text:style-name="P2"><text:span text:style-name="Source_20_Text"/></text:p>
      <text:p text:style-name="P2"><text:span text:style-name="Source_20_Text"><text:span text:style-name="T1">Step3:*********create project**********</text:span></text:span></text:p>
      <text:p text:style-name="P2"><text:span text:style-name="Source_20_Text"><text:tab/></text:span><text:span text:style-name="Source_20_Text"><text:span text:style-name="T1">django-admin startproject mysite</text:span></text:span></text:p>
      <text:p text:style-name="P2"><text:span text:style-name="Source_20_Text"/></text:p>
      <text:p text:style-name="P2"><text:span text:style-name="Source_20_Text"><text:span text:style-name="T1">(optional)step4:*********modify wsgi.py*********</text:span></text:span></text:p>
      <text:p text:style-name="P2"><text:span text:style-name="Source_20_Text"><text:tab/></text:span><text:span text:style-name="Source_20_Text"><text:span text:style-name="T1">+</text:span></text:span></text:p>
      <text:p text:style-name="P2"><text:span text:style-name="Source_20_Text"><text:span text:style-name="T2">import site</text:span></text:span></text:p>
      <text:p text:style-name="P2"><text:span text:style-name="Source_20_Text"><text:span text:style-name="T1">site.addsitedir('/home/xuqh/anaconda2/lib/python2.7/site-packages/')</text:span></text:span></text:p>
      <text:p text:style-name="P2"><text:span text:style-name="Source_20_Text"><text:span text:style-name="T1">only because I used anaconda and for some reason it still can not be found here even I have add the python path before</text:span></text:span></text:p>
      <text:p text:style-name="P1"/>
      <text:p text:style-name="P3">step4:**********modify /etc/apache2/apache.conf*******</text:p>
      <text:p text:style-name="P4">WSGIScriptAlias / /path/to/mysite.com/mysite/wsgi.py</text:p>
      <text:p text:style-name="Preformatted_20_Text">WSGIPythonPath /path/to/mysite.com</text:p>
      <text:p text:style-name="Preformatted_20_Text"/>
      <text:p text:style-name="Preformatted_20_Text">&lt;Directory /path/to/mysite.com/mysite&gt;</text:p>
      <text:p text:style-name="Preformatted_20_Text">&lt;Files wsgi.py&gt;</text:p>
      <text:p text:style-name="Preformatted_20_Text">Require all granted</text:p>
      <text:p text:style-name="Preformatted_20_Text">&lt;/Files&gt;</text:p>
      <text:p text:style-name="P5">&lt;/Directory&gt;</text:p>
      <text:p text:style-name="P3">this should do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1:36:05.165921017</meta:creation-date>
    <meta:generator>LibreOffice/5.1.2.2$Linux_X86_64 LibreOffice_project/10m0$Build-2</meta:generator>
    <dc:date>2016-11-24T22:02:01.023697108</dc:date>
    <meta:editing-duration>PT4M18S</meta:editing-duration>
    <meta:editing-cycles>1</meta:editing-cycles>
    <meta:document-statistic meta:table-count="0" meta:image-count="0" meta:object-count="0" meta:page-count="1" meta:paragraph-count="24" meta:word-count="109" meta:character-count="1001" meta:non-whitespace-character-count="913"/>
  </office:meta>
</office:document-meta>
</file>